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1bd6c79" officeooo:paragraph-rsid="001b2d2e"/>
    </style:style>
    <style:style style:name="P2" style:family="paragraph" style:parent-style-name="Anglais">
      <style:text-properties fo:language="en" fo:country="GB" officeooo:rsid="01bec270" officeooo:paragraph-rsid="001b2d2e"/>
    </style:style>
    <style:style style:name="P3" style:family="paragraph" style:parent-style-name="Anglais">
      <style:text-properties fo:language="en" fo:country="GB" officeooo:rsid="01bf967c" officeooo:paragraph-rsid="001b2d2e"/>
    </style:style>
    <style:style style:name="P4" style:family="paragraph" style:parent-style-name="Anglais">
      <style:text-properties fo:language="en" fo:country="GB" officeooo:rsid="01c1943d" officeooo:paragraph-rsid="001b2d2e"/>
    </style:style>
    <style:style style:name="P5" style:family="paragraph" style:parent-style-name="Anglais">
      <style:text-properties fo:language="en" fo:country="GB" officeooo:rsid="01c2170d" officeooo:paragraph-rsid="001b2d2e"/>
    </style:style>
    <style:style style:name="P6" style:family="paragraph" style:parent-style-name="Anglais">
      <style:text-properties fo:language="en" fo:country="GB" fo:font-weight="normal" officeooo:rsid="01c3387d" officeooo:paragraph-rsid="001b2d2e" style:font-weight-asian="normal" style:font-weight-complex="normal"/>
    </style:style>
    <style:style style:name="P7" style:family="paragraph" style:parent-style-name="Anglais">
      <style:text-properties fo:language="en" fo:country="GB" fo:font-weight="normal" officeooo:rsid="01c44f3f" officeooo:paragraph-rsid="001b2d2e" style:font-weight-asian="normal" style:font-weight-complex="normal"/>
    </style:style>
    <style:style style:name="P8" style:family="paragraph" style:parent-style-name="Anglais">
      <style:text-properties fo:language="en" fo:country="GB" fo:font-weight="normal" officeooo:rsid="01c896b4" officeooo:paragraph-rsid="001b2d2e" style:font-weight-asian="normal" style:font-weight-complex="normal"/>
    </style:style>
    <style:style style:name="P9" style:family="paragraph" style:parent-style-name="Anglais">
      <style:text-properties fo:language="en" fo:country="GB" fo:font-weight="normal" officeooo:rsid="01c96ece" officeooo:paragraph-rsid="001b2d2e" style:font-weight-asian="normal" style:font-weight-complex="normal"/>
    </style:style>
    <style:style style:name="P10" style:family="paragraph" style:parent-style-name="Anglais">
      <style:text-properties fo:language="en" fo:country="GB" officeooo:rsid="01c3387d" officeooo:paragraph-rsid="001b2d2e"/>
    </style:style>
    <style:style style:name="P11" style:family="paragraph" style:parent-style-name="Anglais">
      <style:text-properties fo:language="en" fo:country="GB" officeooo:rsid="01c44f3f" officeooo:paragraph-rsid="001b2d2e"/>
    </style:style>
    <style:style style:name="P12" style:family="paragraph" style:parent-style-name="Anglais">
      <style:text-properties fo:language="en" fo:country="GB" officeooo:rsid="01c896b4" officeooo:paragraph-rsid="001b2d2e"/>
    </style:style>
    <style:style style:name="P13" style:family="paragraph" style:parent-style-name="Citation_20_-_20_Liens">
      <style:text-properties fo:language="en" fo:country="GB" fo:font-style="italic" officeooo:rsid="01cf196f" officeooo:paragraph-rsid="001b2d2e" style:font-style-asian="italic" style:font-style-complex="italic"/>
    </style:style>
    <style:style style:name="P14" style:family="paragraph" style:parent-style-name="Citation_20_-_20_Liens">
      <style:text-properties fo:language="en" fo:country="GB" officeooo:paragraph-rsid="001b2d2e"/>
    </style:style>
    <style:style style:name="P15" style:family="paragraph" style:parent-style-name="Lieux">
      <style:text-properties fo:language="en" fo:country="GB" officeooo:rsid="01bd6c79" officeooo:paragraph-rsid="001b2d2e"/>
    </style:style>
    <style:style style:name="P16" style:family="paragraph" style:parent-style-name="Passé">
      <style:text-properties fo:language="en" fo:country="GB" officeooo:rsid="01c96ece" officeooo:paragraph-rsid="001b2d2e"/>
    </style:style>
    <style:style style:name="P17" style:family="paragraph" style:parent-style-name="Passé">
      <style:text-properties fo:language="en" fo:country="GB" officeooo:rsid="01c9fc3c" officeooo:paragraph-rsid="001b2d2e"/>
    </style:style>
    <style:style style:name="P18" style:family="paragraph" style:parent-style-name="Passé">
      <style:text-properties fo:language="en" fo:country="GB" officeooo:rsid="01cbb5c5" officeooo:paragraph-rsid="001b2d2e"/>
    </style:style>
    <style:style style:name="P19" style:family="paragraph" style:parent-style-name="Passé">
      <style:text-properties fo:language="en" fo:country="GB" officeooo:rsid="01cd56f9" officeooo:paragraph-rsid="001b2d2e"/>
    </style:style>
    <style:style style:name="P20" style:family="paragraph" style:parent-style-name="Passé">
      <style:text-properties fo:language="en" fo:country="GB" officeooo:rsid="01d8eb25" officeooo:paragraph-rsid="001b2d2e"/>
    </style:style>
    <style:style style:name="P21" style:family="paragraph" style:parent-style-name="Passé">
      <style:text-properties fo:language="en" fo:country="GB" officeooo:rsid="01d92d5f" officeooo:paragraph-rsid="001b2d2e"/>
    </style:style>
    <style:style style:name="P22" style:family="paragraph" style:parent-style-name="Titre_20_Chapitre">
      <style:paragraph-properties fo:break-before="page"/>
      <style:text-properties fo:language="en" fo:country="GB" officeooo:rsid="01bd6c79" officeooo:paragraph-rsid="001b2d2e"/>
    </style:style>
    <style:style style:name="P23" style:family="paragraph" style:parent-style-name="Vlad_20_Kemenov">
      <style:text-properties fo:language="en" fo:country="GB" fo:font-style="normal" fo:font-weight="normal" officeooo:rsid="01e7acc1" officeooo:paragraph-rsid="001b2d2e" style:font-style-asian="normal" style:font-weight-asian="normal" style:font-style-complex="normal" style:font-weight-complex="normal"/>
    </style:style>
    <style:style style:name="P24" style:family="paragraph" style:parent-style-name="Vlad_20_Kemenov">
      <style:text-properties fo:language="en" fo:country="GB" fo:font-style="normal" fo:font-weight="normal" officeooo:rsid="01e688f2" officeooo:paragraph-rsid="001b2d2e" style:font-style-asian="normal" style:font-weight-asian="normal" style:font-style-complex="normal" style:font-weight-complex="normal"/>
    </style:style>
    <style:style style:name="P25" style:family="paragraph" style:parent-style-name="Vlad_20_Kemenov">
      <style:text-properties fo:language="en" fo:country="GB" officeooo:rsid="01db7388" officeooo:paragraph-rsid="001b2d2e"/>
    </style:style>
    <style:style style:name="P26" style:family="paragraph" style:parent-style-name="Vlad_20_Kemenov">
      <style:text-properties fo:language="en" fo:country="GB" officeooo:rsid="01df9c3f" officeooo:paragraph-rsid="001b2d2e"/>
    </style:style>
    <style:style style:name="P27" style:family="paragraph" style:parent-style-name="Vlad_20_Kemenov">
      <style:text-properties fo:language="en" fo:country="GB" officeooo:rsid="01e0ee3e" officeooo:paragraph-rsid="001b2d2e"/>
    </style:style>
    <style:style style:name="P28" style:family="paragraph" style:parent-style-name="Vlad_20_Kemenov">
      <style:text-properties fo:language="en" fo:country="GB" officeooo:rsid="01e10bce" officeooo:paragraph-rsid="001b2d2e"/>
    </style:style>
    <style:style style:name="P29" style:family="paragraph" style:parent-style-name="Vlad_20_Kemenov">
      <style:text-properties fo:language="en" fo:country="GB" officeooo:rsid="01e175ff" officeooo:paragraph-rsid="001b2d2e"/>
    </style:style>
    <style:style style:name="P30" style:family="paragraph" style:parent-style-name="Vlad_20_Kemenov">
      <style:text-properties fo:language="en" fo:country="GB" officeooo:rsid="01e3201d" officeooo:paragraph-rsid="001b2d2e"/>
    </style:style>
    <style:style style:name="P31" style:family="paragraph" style:parent-style-name="Vlad_20_Kemenov">
      <style:text-properties fo:language="en" fo:country="GB" officeooo:rsid="01e51a5e" officeooo:paragraph-rsid="001b2d2e"/>
    </style:style>
    <style:style style:name="P32" style:family="paragraph" style:parent-style-name="Vlad_20_Kemenov">
      <style:text-properties fo:language="en" fo:country="GB" officeooo:rsid="01e688f2" officeooo:paragraph-rsid="001b2d2e"/>
    </style:style>
    <style:style style:name="T1" style:family="text">
      <style:text-properties officeooo:rsid="01bec270"/>
    </style:style>
    <style:style style:name="T2" style:family="text">
      <style:text-properties officeooo:rsid="01bdf14a"/>
    </style:style>
    <style:style style:name="T3" style:family="text">
      <style:text-properties officeooo:rsid="01bf967c"/>
    </style:style>
    <style:style style:name="T4" style:family="text">
      <style:text-properties officeooo:rsid="01c1943d"/>
    </style:style>
    <style:style style:name="T5" style:family="text">
      <style:text-properties officeooo:rsid="01c21451"/>
    </style:style>
    <style:style style:name="T6" style:family="text">
      <style:text-properties officeooo:rsid="01c3387d"/>
    </style:style>
    <style:style style:name="T7" style:family="text">
      <style:text-properties fo:font-weight="bold" officeooo:rsid="01c3387d" style:font-weight-asian="bold" style:font-weight-complex="bold"/>
    </style:style>
    <style:style style:name="T8" style:family="text">
      <style:text-properties fo:font-weight="bold" officeooo:rsid="01e51a5e"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1c3387d" style:font-weight-asian="normal" style:font-weight-complex="normal"/>
    </style:style>
    <style:style style:name="T11" style:family="text">
      <style:text-properties fo:font-weight="normal" officeooo:rsid="01c44f3f" style:font-weight-asian="normal" style:font-weight-complex="normal"/>
    </style:style>
    <style:style style:name="T12" style:family="text">
      <style:text-properties fo:font-weight="normal" officeooo:rsid="01c78701" style:font-weight-asian="normal" style:font-weight-complex="normal"/>
    </style:style>
    <style:style style:name="T13" style:family="text">
      <style:text-properties fo:font-weight="normal" officeooo:rsid="01c86721" style:font-weight-asian="normal" style:font-weight-complex="normal"/>
    </style:style>
    <style:style style:name="T14" style:family="text">
      <style:text-properties fo:font-weight="normal" officeooo:rsid="01c896b4" style:font-weight-asian="normal" style:font-weight-complex="normal"/>
    </style:style>
    <style:style style:name="T15" style:family="text">
      <style:text-properties fo:font-weight="normal" officeooo:rsid="01c96ece" style:font-weight-asian="normal" style:font-weight-complex="normal"/>
    </style:style>
    <style:style style:name="T16" style:family="text">
      <style:text-properties fo:font-weight="normal" officeooo:rsid="01e51a5e" style:font-weight-asian="normal" style:font-weight-complex="normal"/>
    </style:style>
    <style:style style:name="T17" style:family="text">
      <style:text-properties officeooo:rsid="01c9fc3c"/>
    </style:style>
    <style:style style:name="T18" style:family="text">
      <style:text-properties officeooo:rsid="01cbb5c5"/>
    </style:style>
    <style:style style:name="T19" style:family="text">
      <style:text-properties officeooo:rsid="01ccdcc0"/>
    </style:style>
    <style:style style:name="T20" style:family="text">
      <style:text-properties style:text-position="super 58%"/>
    </style:style>
    <style:style style:name="T21" style:family="text">
      <style:text-properties officeooo:rsid="01d6af4c"/>
    </style:style>
    <style:style style:name="T22" style:family="text">
      <style:text-properties officeooo:rsid="01cefee8"/>
    </style:style>
    <style:style style:name="T23" style:family="text">
      <style:text-properties officeooo:rsid="01d31c4e"/>
    </style:style>
    <style:style style:name="T24" style:family="text">
      <style:text-properties officeooo:rsid="01d2ebee"/>
    </style:style>
    <style:style style:name="T25" style:family="text">
      <style:text-properties fo:font-style="normal" style:font-style-asian="normal" style:font-style-complex="normal"/>
    </style:style>
    <style:style style:name="T26" style:family="text">
      <style:text-properties fo:font-style="normal" fo:font-weight="bold" officeooo:rsid="01e51a5e"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1e51a5e" style:font-style-asian="normal" style:font-weight-asian="normal" style:font-style-complex="normal" style:font-weight-complex="normal"/>
    </style:style>
    <style:style style:name="T29" style:family="text">
      <style:text-properties fo:font-style="normal" fo:font-weight="normal" officeooo:rsid="01e688f2" style:font-style-asian="normal" style:font-weight-asian="normal" style:font-style-complex="normal" style:font-weight-complex="normal"/>
    </style:style>
    <style:style style:name="T30" style:family="text">
      <style:text-properties fo:font-style="normal" fo:font-weight="normal" officeooo:rsid="01e7acc1"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font-style="italic" officeooo:rsid="01d2ebee" style:font-style-asian="italic" style:font-style-complex="italic"/>
    </style:style>
    <style:style style:name="T33" style:family="text">
      <style:text-properties fo:font-style="italic" officeooo:rsid="01d1e1e2" style:font-style-asian="italic" style:font-style-complex="italic"/>
    </style:style>
    <style:style style:name="T34" style:family="text">
      <style:text-properties fo:font-style="italic" officeooo:rsid="01d6af4c" style:font-style-asian="italic" style:font-style-complex="italic"/>
    </style:style>
    <style:style style:name="T35" style:family="text">
      <style:text-properties fo:font-style="italic" officeooo:rsid="01cf196f" style:font-style-asian="italic" style:font-style-complex="italic"/>
    </style:style>
    <style:style style:name="T36" style:family="text">
      <style:text-properties fo:font-style="italic" officeooo:rsid="01cfefad" style:font-style-asian="italic" style:font-style-complex="italic"/>
    </style:style>
    <style:style style:name="T37" style:family="text">
      <style:text-properties fo:font-style="italic" officeooo:rsid="01d4f6f0" style:font-style-asian="italic" style:font-style-complex="italic"/>
    </style:style>
    <style:style style:name="T38" style:family="text">
      <style:text-properties officeooo:rsid="01d92d5f"/>
    </style:style>
    <style:style style:name="T39" style:family="text">
      <style:text-properties officeooo:rsid="01db133c"/>
    </style:style>
    <style:style style:name="T40" style:family="text">
      <style:text-properties officeooo:rsid="01dbcc96"/>
    </style:style>
    <style:style style:name="T41" style:family="text">
      <style:text-properties officeooo:rsid="01df9c3f"/>
    </style:style>
    <style:style style:name="T42" style:family="text">
      <style:text-properties officeooo:rsid="01e0ee3e"/>
    </style:style>
    <style:style style:name="T43" style:family="text">
      <style:text-properties officeooo:rsid="01e10bce"/>
    </style:style>
    <style:style style:name="T44" style:family="text">
      <style:text-properties officeooo:rsid="01e175ff"/>
    </style:style>
    <style:style style:name="T45" style:family="text">
      <style:text-properties officeooo:rsid="01e3201d"/>
    </style:style>
    <style:style style:name="T46" style:family="text">
      <style:text-properties officeooo:rsid="01e51a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hapter 12: An unveiled will</text:h>
      <text:h text:style-name="P15" text:outline-level="3"/>
      <text:p text:style-name="P1">Vladmir was standing up behind Katya with Sergei. A rare attitude for him, to stay behind his aunt. He generally was next to his aunt, as was the vampire; Vladmir as heir, <text:span text:style-name="T1">and</text:span> Sergei as right-hand-man. But today, they were n<text:span text:style-name="T1">either</text:span> clan chiefs nor prince of the Mirage Court. They were just Vladmir, Hogwarts student; and Sergei, bodyguard. They had to let the Kemenov matriarch, who was tranquilly sitting in a comfortable armchair, talk <text:span text:style-name="T1">hand handle the matter herself</text:span>.</text:p>
      <text:p text:style-name="P1">Instead of them, another man was at their usual place. As Katya, Lucius Malfoy was sitting straight in his armchair, <text:span text:style-name="T2">his face serene and his grey eyes attentive, eyes on which you could guess a spark of satisfaction. The Pure-blood was delighted in advance in the position of Albus Dumbledore who despite the surprising alliance before him, stayed as jolly as ever. His role of warm and nice old man would not stay on very long.</text:span></text:p>
      <text:p text:style-name="P2">The headmaster looked with his sparkling eyes the small united group before him. <text:span text:style-name="T3">But mentally, it was another story. If he had been told some day that the Potters would be allied to the Malfoys, he would have laughed wholeheartedly and said the one telling him he was crazy… even if this idea was not as absurd as it had seemed. He looked at Filius with the corner of his eye, who was perched on a high stall, a bit out of the way. Dumbledore thought that the short professor didn’t wish to decide who to support in the coming discussion, preferring to stay neutral.</text:span></text:p>
      <text:p text:style-name="P3">Holding back a worried sigh that would have clashed with his amicable smile, he observed the cold looks from Katya and Vladmir Kemenov, and the inexpressive face of the vampire?</text:p>
      <text:p text:style-name="P3">“Would you wish for a cup of tea?” he politely offered.</text:p>
      <text:p text:style-name="P3">“No thank you, Headmaster,” Katya declared. “We are here to discuss important matters involving you.”</text:p>
      <text:p text:style-name="P3">“A complaint, it would seem,” the old man said softly. “I find this totally absurd because I have nothing to be ashamed of, Mrs. Kemenov.”</text:p>
      <text:p text:style-name="P3">“Albus,” Lucius calmly intervened as Sergei let out a menacing growl, showing his canines. “I highly advise you <text:span text:style-name="T4">to correctly address Lady Kemenov, all the more since she addressed you according to your status.”</text:span></text:p>
      <text:p text:style-name="P4">All could see Albus Dumbledore frown at the remonstrance from the noble, but he complied and smiled warmly at Katya.</text:p>
      <text:p text:style-name="P4">“I was saying, Milady, that you must have made a mistake. I have nothing to be ashamed of as Chief Warlock of the Wizengamot. I grant that there was a problem in the defences of the castle that led to the unfortunate introduction of a troll in the school. We fortunately don’t have any injured. However, I deny having abused my position in the magical justice, as your complaint seems to imply.”</text:p>
      <text:p text:style-name="P4">Katya only looked at him with a polar gaze. Slowly, she pulled a thick envelope she held out to Lucius. The document was closed with a scarlet leather stamp with an embossed design <text:span text:style-name="T5">of magical </text:span><text:soft-page-break/><text:span text:style-name="T5">runes. The official seal of the Department of Magical Law Enforcement. The noble took it and opened the cover, before looking at the headmaster. Still confident, Dumbledore smiled again while brushing his long white beard with nonchalance.</text:span></text:p>
      <text:p text:style-name="P4">“<text:span text:style-name="T5">Complaint filing filed on 31 October 1991 by Katya Annapovna Kemenov to Amelia Bones, Head of the Department of Magical Law Enforcement against Albus Percival Wulfric Brian Dumbledore,” Malfoy read while looking at the venerable headmaster. He could notice that he had trouble gulping when he heard the official to which the filing was one. Amelia Bone personally led the inquiries to the most controversial cases.</text:span></text:p>
      <text:p text:style-name="P4">“<text:span text:style-name="T5">Subject of the complaint,” he continued, “abusive usage of his prerogatives as Chief Warlock of the Wizengamot. The reproached fact are: to have voluntarily dissimulated the will of James Charlus Potter and Lillian Evans-Potter, and to have imposed a vote to seize the magical guardianship of Harry James Potter, known today as Vladmir Vassilievitch Kemenov.”</text:span></text:p>
      <text:p text:style-name="P5">The noble rolled the parchment while looking closely at the headmaster, who was turning a beautiful angry red, contrasting with his white beard and his suspicious-green robe.</text:p>
      <text:p text:style-name="P5">“I did not know of any will written by James Potter! If I had asked for the Harry’s, or Vladmir’s if you prefer, it’s only for his own good and to insure his future!”</text:p>
      <text:p text:style-name="P5">“Insure his future? By entrusting him to Petunia Dursley in the Muggle world? By cutting him from the education necessary to an heir?” Katya asked calmly, raising a sarcastic eyebrow.</text:p>
      <text:p text:style-name="P5">“The management of the goods of a family as important as the Potters should not be left in the hands of the first bastard to come!” the old man swiftly responded, looking daggers at her.</text:p>
      <text:p text:style-name="P5">A muffled growl rang out again and Albus Dumbledore, Lucius Malfoy, and Filius Flitwick <text:span text:style-name="T6">turned to Sergei, whose carmine red eyes turned to the deepest dark out of anger.</text:span></text:p>
      <text:p text:style-name="P5">“<text:span text:style-name="T7">Leave it to me, Sergei</text:span><text:span text:style-name="T10">.”</text:span></text:p>
      <text:p text:style-name="P6">The vampire fell silent at her order, but he continued to defy the headmaster with his eyes, his pupils entirely black, shining form barely contained fury. The Malfoy patriarch was looking at the young Russian lady, surprised, as Vlad was clenching his fists with fury.</text:p>
      <text:p text:style-name="P6">“And since when does an as illustrious political character such as you takes the future of a family into his own hands, even a noble one?”</text:p>
      <text:p text:style-name="P6">Katya’s tone of voice had somehow cooled down even further and icicles seemed to coat her each and every word; as her relaxed attitude contrasted with the hardness of her face.</text:p>
      <text:p text:style-name="P6">“Since James Potter asked me to take car of his son should there be a problem.”</text:p>
      <text:p text:style-name="P10"><text:span text:style-name="T9">“Strangely, your name </text:span><text:span text:style-name="T11">doesn’t appear in his will.”</text:span></text:p>
      <text:p text:style-name="P7">“I am telling you there is no will,” Albus Dumbledore retorted. “The goblin responsible for the Potter vaults would have informed the Wizengamot. Furthermore, who could he have given the legal and magical guardianships? To Sirius Black, who betrayed his trust? To an unknown child born of adultery coming from who knows where?”</text:p>
      <text:p text:style-name="P11"><text:soft-page-break/><text:span text:style-name="T9">This time, Katya looked daggers at him and she crossed the </text:span><text:span text:style-name="T12">mage's</text:span><text:span text:style-name="T9"> electrical blue gaze. She immediately felt him trying to infiltrate her mind. Furious, she brutally ejected him and the sudden paleness she saw on his face made her smile coldly. She stood up </text:span><text:span text:style-name="T13">and went to Professor Flitwick. The goblin had an impassive face and no emotion filtered through his mask as he listened to the </text:span><text:span text:style-name="T14">heated conversation. The Head of Ravenclaw House was wondering about his presence there, but he understood when he saw the second document that Katya Kemenov held out to him. The thin parchment wore a seal as official as the first one, and he frowned when he recognised the Gringott’s seal.</text:span></text:p>
      <text:p text:style-name="P8">“Can you read this, Master Goblin?” Katya asked slowly, emphasising the title.</text:p>
      <text:p text:style-name="P8">Flitwick nodded and unrolled the parchment, projecting his magic onto it, before clearing his throat, looking sorrily at Dumbledore.</text:p>
      <text:p text:style-name="P8">“Albus, I can assure you this document was written by goblins. Their magical signature is present…”</text:p>
      <text:p text:style-name="P12"><text:span text:style-name="T9">He seemed suddenly worried, and the headmaster encouraged him to read further, deciphering the dry and </text:span><text:span text:style-name="T15">narrow writing of the goblins.</text:span></text:p>
      <text:p text:style-name="P9">“This is my Last Will and Testament. I, James Charlus Potter, being sound of mind…”</text:p>
      <text:p text:style-name="P9">Vladmir closed his eyes for a fraction of a second, remembering perfectly well the first time he had heard this will, at the age of 6.</text:p>
      <text:p text:style-name="P16">The goblin amicably greeted Vladmir, who was tranquilly sitting on the rug playing with a kneazle. The child raised his head, smiling deeply to him. Despite a whole year had passed since they had first met, the young Russian remembered the small being that taught him the word “will”. This word that would change so many thing in the future. Vlad observed the small goblin, standing up in front of his desk to face his aunt. He seemed preoccupied. The Russian turned to the shadow, trying to see Sergei, who was hidden in the penumbra as always/ The vampire always explained it to him after making him think of all possible reasons. Not seeing him, he turned his attention back to the small kneazle purring in his arms.</text:p>
      <text:p text:style-name="P16">“Master Gorlock, I am happy to see you once again,” Katya declared.</text:p>
      <text:p text:style-name="P16">“<text:span text:style-name="T17">So am I, Dame Kemenov. Let me introduce you to the English goblin Seigneur, Klorgin Folblang, as well as Arius Culligan, solicitor from the Culligan’s legal cabinet.”</text:span></text:p>
      <text:p text:style-name="P17">Vladmir raised his head to see the tallest goblin he had ever seen standing next to an old and severe man. He softly stood up, his kneazle in his arms, as his aunt greeted the newcomers. He approached and lightly pulled Klorgin’s silk tunic.</text:p>
      <text:p text:style-name="P17">“M’ster Folblang, why are you this tall if you are a goblin?”</text:p>
      <text:p text:style-name="P17">The tall goblin looked at him and did a thing that made the others jump. The tall creature kneeled before him to <text:span text:style-name="T18">get to the same height as Vladmir. He only learned later that this race of goblins never bowed to a human.</text:span></text:p>
      <text:p text:style-name="P18">“I am a hobgoblin,” Folblang said with a smile that unveiled a series of dangerous fangs, “one of the Seigneurs of my race. I am the director of Gringott’s England. And you are?”</text:p>
      <text:p text:style-name="P18">Vladmir lowered his eyes and blushed with shame. He had forgotten to tell him his name.</text:p>
      <text:p text:style-name="P18"><text:soft-page-break/>“Vladmir Vassilievitch Kemenov, Sir.”</text:p>
      <text:p text:style-name="P18">“So it is you…” the goblin whispered while laying a thin hand on Vlad’s shoulder. “Don’t lower you head, little one, and don’t show your feelings. You can then face your enemies without them knowing your objectives. Because you have enemies… and powerful ones.”</text:p>
      <text:p text:style-name="P18">Vladmir nodded, if a little lost, and went to sit on Katya’s lap, <text:span text:style-name="T19">staring with fascination at the tall goblin’s neutral face. Since he went into the office, he had noticed the different tonalities in his voice, but his face was void of emotions. Vladmir was thus only distractedly listening to the conversation, trying hard to imitate Folblang’s fixed face. But he understood that the will was found in the secondary vault of a one Dimblefore, hidden by a traitor that had since been punished by his own.</text:span></text:p>
      <text:p text:style-name="P19">Katya, realising his distraction, apologised to the hobgoblin Seigneur in the centre of the attention of her nephew with, a smile and asked Vladmir to focus on what the little golin had to say.</text:p>
      <text:p text:style-name="P14">On the 30<text:span text:style-name="T20">th</text:span> of July, 1981, in Gringott’s, in presence of Lillian Rose Evans-Potter, Master Goprickt, and Mr Xanvier Culligan, <text:span text:style-name="T21">solicitor</text:span>.</text:p>
      <text:p text:style-name="P14">This is my Last Will and Testament</text:p>
      <text:p text:style-name="P14">I, James Charlus Potter, being sound of mind and body, <text:span text:style-name="T22">herby bequeath</text:span> all my possessions to my son and heir, Harry James Potter. I love you, my son.</text:p>
      <text:p text:style-name="P14">50,000 <text:span text:style-name="T23">Galleons</text:span> shall be <text:span text:style-name="T24">bequeathed</text:span> to Remus John <text:span text:style-name="T22">Lupin, as well as Saint Tronham manor, Derbyshire and its associated estate. May you finally find solace in this calm place, my friend.</text:span></text:p>
      <text:p text:style-name="P14">My father’s battle sword, <text:span text:style-name="T25">Arwan, </text:span><text:span text:style-name="T31">is to be </text:span><text:span text:style-name="T32">bequeathed</text:span><text:span text:style-name="T31"> to Sirius Orion Black. You have always admired it, my brother. It is now yours.</text:span></text:p>
      <text:p text:style-name="P14"><text:span text:style-name="T32">In accordance with the Magical Law</text:span><text:span text:style-name="T31">, and in my capacity as head of the noble Potter family, I herby recognise my half</text:span><text:span text:style-name="T33">-</text:span><text:span text:style-name="T31">sister, Katya Annapovna Kemenov, daughter of Charlus Andrian Potter and Anna Piotrovna Kemenov, as part of the family. Herewith the blood results by paternity potion, made </text:span><text:span text:style-name="T34">when she turned seventeen years old</text:span><text:span text:style-name="T31">. Little sister, may you finally bear the </text:span><text:span text:style-name="T35">name of our father. I love you, Katya Charlusievna Kemenov-Potter.</text:span></text:p>
      <text:p text:style-name="P14"><text:span text:style-name="T35">I</text:span><text:span text:style-name="T31">n case Lilian </text:span><text:span text:style-name="T35">Rose Evan</text:span><text:span text:style-name="T32">s</text:span><text:span text:style-name="T35">-Potter is deceased, I entrust </text:span><text:span text:style-name="T36">H</text:span><text:span text:style-name="T35">arry James Potter’s legal guardianship to my half-sister Katya Annapovna Kemenov and his magical guardianship to Sirius Orion Black. In case one of them cannot fulfi</text:span><text:span text:style-name="T34">l</text:span><text:span text:style-name="T35"> their task, the other one shall inherit both guardianships. If </text:span><text:span text:style-name="T34">case both of them not being in capacity to fulfil their tasks</text:span><text:span text:style-name="T35">, I declare Frank and Alice Longbottom his legal guardian</text:span><text:span text:style-name="T37">s</text:span><text:span text:style-name="T35">, and Anatole McMillan his magical guardian. My friends, I know you will all take good care of my son.</text:span></text:p>
      <text:p text:style-name="P13">James Charlus Potter</text:p>
      <text:p text:style-name="P20">Vladmir raised his head and touched his aunt’s cheek, surprised by the way it shined. It was wet.</text:p>
      <text:p text:style-name="P20">“Are you crying, auntie?”</text:p>
      <text:p text:style-name="P20"><text:soft-page-break/>“It’s nothing, Kitty”, her aunt said with a painful smile. “I am pained for your father and all people who were wronged.”</text:p>
      <text:p text:style-name="P20">“Lady Kemenov. I have to issue an apology in the name of my cabinet,” the solicitor declared. “On the day your brother died, a fire started in our premises and we lost Xanvier Culligan, as well as a number of documents. We had asked Gringott’s and the Ministry to get some copies back, but some dossiers my father worried about had disappeared.”</text:p>
      <text:p text:style-name="P20">“Was <text:span text:style-name="T38">it arson?” Sergei asked with a low voice, getting out of the shadows and making the old man jump.</text:span></text:p>
      <text:p text:style-name="P20">“<text:span text:style-name="T38">The causes of the fire were never determined, and we concluded that it was an accident,” the solicitor admitted. “However, with the new elements brought up by the will of James Potter, I have some serious doubts.”</text:span></text:p>
      <text:p text:style-name="P20">“<text:span text:style-name="T38">I also have to ask for your forgiveness in the name of Gringott’s,” the hobgoblin intervened in turn, standing up from his seat. He slightly bowed to Katya and Vlad.</text:span></text:p>
      <text:p text:style-name="P20">“<text:span text:style-name="T38">The second witness of the will had been corrupted. He had hidden the will in a client’s vault”</text:span></text:p>
      <text:p text:style-name="P20">“<text:span text:style-name="T38">Why didn’t he destroy it?” Katya asked, perplexed. “It would never have been discovered then.”</text:span></text:p>
      <text:p text:style-name="P20">“<text:span text:style-name="T38">Magical wills kept in Gringott’s are protected by goblin magic. A simple banker cannot destroy this kind of document. According to his questioning, he nonetheless made his accomplice believe it was the case.”</text:span></text:p>
      <text:p text:style-name="P20">“<text:span text:style-name="T38">Is he dead?” Sergei asked.</text:span></text:p>
      <text:p text:style-name="P20">“<text:span text:style-name="T38">No. He is alive, awaiting his judgement.”</text:span></text:p>
      <text:p text:style-name="P20">“<text:span text:style-name="T38">Has he given you his accomplice’s name?”</text:span></text:p>
      <text:p text:style-name="P20">“<text:span text:style-name="T38">Albus Dumbledore, whose vault the will was hidden in.”</text:span></text:p>
      <text:p text:style-name="P21">Katya rose up as she delicately put Vlad down on the ground and started walking back and forth <text:span text:style-name="T39">on the expensive office carpet, talking with Sergei too fast and low for Vladmir to understand. Several words stood up. Katya finally went back to the desk and leaned on it, watching intensely at the different people in front of them.</text:span></text:p>
      <text:p text:style-name="P21">“<text:span text:style-name="T39">I would like to know why this man wants to obtain Vladmir’s guardianship so much. And for this, I have to let him think that he still is his magical guardian.”</text:span></text:p>
      <text:p text:style-name="P21">“<text:span text:style-name="T39">Do you want to let him free?” the goblin Seigneur asked with astonishment.</text:span></text:p>
      <text:p text:style-name="P21">“<text:span text:style-name="T39">Absolutely not!” Katya declared with a grim smile. “I will take advantage of that delay to tranquilly gather evidence and piece together a file so solid that he will think a granite wall fell on him. In our country, one says that revenge is a dish best served as cold as the water of the Neva River. However, I need to know if you will support me…”</text:span></text:p>
      <text:p text:style-name="P25">Vladmir watched as Albus Dumbledore’s face became as white as his beard while realising that his power over the young boy <text:span text:style-name="T40">suddenly completely and utterly vanished. It only lasted for a fraction of a second before the old mage regained his calm very rapidly and smiled, but he seemed upset.</text:span></text:p>
      <text:p text:style-name="P25">“<text:span text:style-name="T41">I am relieved to see that James laid out measures for his family. However, it doesn’t explain why you filed a complaint, Milady.”</text:span></text:p>
      <text:p text:style-name="P25"><text:soft-page-break/>“<text:span text:style-name="T41">I believe that before anything else you have to apologise to Lady Kemenov”, Lucius Malfoy cut him up with a glacial tone.</text:span></text:p>
      <text:p text:style-name="P26">The English noble had suspicions that Katya was a member of the Potter family; but to openly insult her by calling her a bastard, that was a huge gap that he would never have even tried to cross, especially in public. Despite all his defects, he had the strict rule of being courteous and polite with all women, as manners demanded. The Malfoy patriarch couldn’t simply tolerate the foul language of one of the supposedly <text:span text:style-name="T42">most powerful mages of the British Isles. And by seeing the menacing glares of the two Russians, if the headmaster didn’t apologise, he would end up neck-deep in troubles. Dumbledore’s blue eyes sparkled, but this time out of a contained anger before complying for the satisfaction of the two Kemenovs.</text:span></text:p>
      <text:p text:style-name="P26">“<text:span text:style-name="T42">To get back on the subject of my complaint, it is for your part in the dissimulation of this will.”</text:span></text:p>
      <text:p text:style-name="P27">Lucius Malfoy couldn’t believe it wasn’t his birthday or Christmas. Right in front of him, the most influential mage in the Wizengamot wilted, stuttered and trembled. He <text:span text:style-name="T43">watched in awe as the young Russian Lady graciously stood up and leaned over the desk to stop her now frightening face mere inches in front of the headmaster’s.</text:span></text:p>
      <text:p text:style-name="P27">“<text:span text:style-name="T43">I will show you some mercy, Albus Dumbledore. I file this complaint with only a demand to have you removed from your titles of Chief Warlock of the Wizengamot and Supreme Mugwump of the International Confederation of Wizards, while I let you stay Headmaster of Hogwarts. In return, give me your reasons to obtain Vladmir’s guardianship at all costs.”</text:span></text:p>
      <text:p text:style-name="P28">“I have no other reason than his good and the greater good”, Dumbledore answered while straightening up, getting a bit of his courage back, amongst a lot of rage to see himself so clearly threatened.</text:p>
      <text:p text:style-name="P28">Dumbledore observed all the people in front of him. Filius seemed paralysed by the scale of the revelations, Katya Kemenov stared at him with a visible anger, the vampire had a sneering smile and Vladmir… Vladmir looked at him with a look void of emotions that made his blood curdle.</text:p>
      <text:p text:style-name="P28">“Is this your final word?” Katya asked softly.</text:p>
      <text:p text:style-name="P28">Albus Dumbledore only nodded sharply and pointed them to the door of his office.</text:p>
      <text:p text:style-name="P28">Vladmir was the first to turn away and get through the door, followed by Katya and Flitwick. Malfoy <text:span text:style-name="T44">nodded him goodbye before leaving with the vampire.</text:span></text:p>
      <text:p text:style-name="P28">“<text:span text:style-name="T44">By the way, old man…” Sergei stopped in the door frame and looked behind his shoulder. “Don’t wait for news from your mercenaries. And if you send some more in Russia, they will not feed the fish this time. You will receive them back piece by piece. Who knows, maybe even for breakfast.”</text:span></text:p>
      <text:p text:style-name="P29">And he finally left the office and joined with a smiling English Pure-blood. At the foot of the gargoyle, Filius Flitwick talked with the Kemenovs in a rough language that surprised Lucius.</text:p>
      <text:p text:style-name="P29">“Gobbledegook?” he asked, baffled.</text:p>
      <text:p text:style-name="P29">“Vladmir has many friends in the goblin nation. Powerful friends that taught him their language and culture. What if I said Klorgin Folblang?”</text:p>
      <text:p text:style-name="P29">“The hobgoblin Seigneur of the former Celtic provinces? By Merlin! He knows the mos<text:span text:style-name="T45">t </text:span>powerful goblin in the British Isles and France, doesn’t he?”</text:p>
      <text:p text:style-name="P30"><text:soft-page-break/>Sergei only smiled in response. He was sure that these news would spread across the British smart set. With a little luck, it would even discourage some from supporting Hogwarts’ headmaster. But it was true that the young boy had managed to soften the hearts of several goblin Seigneurs from his young age with his spontaneity.</text:p>
      <text:p text:style-name="P30">§You have all my support, Lady Kemenov,§ Flitwick aid. §As goblin, and even wizard, I cannot support the acts Albus did. And as former member of the British Mirage Court, I wish to support you.§</text:p>
      <text:p text:style-name="P30">§Your support and help will be welcome, forge master, but we will not do much yet. I hope I will learn if his true objectives. However, I thank you for the support you gave to my nephew.§</text:p>
      <text:p text:style-name="P30">§It is my role and duty as Head of house, Lady Kemenov, and some seem to forget it…§</text:p>
      <text:p text:style-name="P30">Katya gave him a slight smile, not raising to the <text:span text:style-name="T46">barb for his colleagues, and watched as he took his leave. Dinner time was getting close and he had to go to the Great Hall to supervise the meal. Katya turned to Vladmir and embraced him softly. Her nephew embraced her back and she tenderly kissed his forehead.</text:span></text:p>
      <text:p text:style-name="P30">“<text:span text:style-name="T8">Kitty, be careful. I have news about Quirell. A few months were missing from his background history and I now know why. He was in Albania,</text:span><text:span text:style-name="T16">” she whispered.</text:span></text:p>
      <text:p text:style-name="P30"><text:span text:style-name="T16">“</text:span><text:span text:style-name="T8">Albania? Isn’t that where the ectoplasm was hiding?</text:span><text:span text:style-name="T16">”</text:span></text:p>
      <text:p text:style-name="P30"><text:span text:style-name="T16">“</text:span><text:span text:style-name="T26">Yes. He is probably a Death-Eater. Take care of yourself and keep an eye on him.</text:span><text:span text:style-name="T28">”</text:span></text:p>
      <text:p text:style-name="P30"><text:span text:style-name="T28">“</text:span><text:span text:style-name="T26">Katya is right Kitty, be on your guard. And don’t let people walk all over you, I have taught you many little tricks for your enemies!</text:span><text:span text:style-name="T28">” the vampire winked at him.</text:span></text:p>
      <text:p text:style-name="P31"><text:span text:style-name="T27">Then he </text:span><text:span text:style-name="T29">passed a hand through the young boy’s raven-dark hair, untying his bow. Vladmir groaned, readjusted his hair, which made the blond Lord laugh, who was observing the scene with a certain tenderness. The three Russians looked at him, interrogative.</text:span></text:p>
      <text:p text:style-name="P24">“Pardon me young Kemenov, but my son has the exact same expressions as you when his mother messes his hair up.”</text:p>
      <text:p text:style-name="P32"><text:span text:style-name="T27">Vladmir nodded, making sure to remember this piece of information to be able to annoy Draco later if need be. Katya </text:span><text:span text:style-name="T30">beamed him a warm smile before pushing him in the corridor for him to go to the Great Hall; and the Russian let his family go after a last wave. The adults then calmly walked back out.</text:span></text:p>
      <text:p text:style-name="P23">“By the way my dear Katya, you did not tell me how you managed to mislead Albus for that long,” Lucius suddenly said.</text:p>
      <text:p text:style-name="P23">“I asked for fake bank statements to be sent to Dumbledore. He had never had tried any money transfer outside child support for the legal guardian. Gringott’s immediately contacted us.”</text:p>
      <text:p text:style-name="P23">“How much?”</text:p>
      <text:p text:style-name="P23">“Too much for an honest operation,” Katya responded evasively.</text:p>
      <text:p text:style-name="P23">Lucius Malfoy took the answer for what it was and stayed quiet, leaving all the questions turning in his mind for later. He was going to a gala dinner with Amelia Bones. The day was not over y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style:style style:name="Quotations" style:family="paragraph" style:parent-style-name="Standard" style:next-style-name="Citation_20_-_20_Texte" style:class="html">
      <style:paragraph-properties fo:margin-left="1cm" fo:margin-right="1cm" fo:margin-top="0cm" fo:margin-bottom="0.499cm" loext:contextual-spacing="false" fo:text-indent="0cm" style:auto-text-indent="false" style:border-line-width-left="0.026cm 0.026cm 0.002cm" fo:padding="0.101cm" fo:border-left="1.56pt double #000000" fo:border-right="none" fo:border-top="none" fo:border-bottom="none" style:shadow="none" style:writing-mode="page">
        <style:tab-stops/>
        <style:drop-cap/>
      </style:paragraph-properties>
      <style:text-properties style:font-name="Sitka Small" fo:font-family="'Sitka Small'" style:font-style-name="Normal" style:font-pitch="variable" fo:font-size="11pt" style:font-size-asian="10.5pt"/>
    </style:style>
    <style:style style:name="Citation_20_-_20_Texte" style:display-name="Citation - Texte" style:family="paragraph" style:parent-style-name="Quotations" style:master-page-name="">
      <loext:graphic-properties draw:fill="none" draw:fill-color="#729fcf"/>
      <style:paragraph-properties style:page-number="auto" fo:background-color="transparent" style:shadow="none" style:writing-mode="page">
        <style:drop-cap style:lines="2" style:style-name="Drop_20_Caps"/>
      </style:paragraph-properties>
      <style:text-properties style:font-size-asian="10.5pt"/>
    </style:style>
    <style:style style:name="Citation_20_-_20_Liens" style:display-name="Citation - Liens" style:family="paragraph" style:parent-style-name="Quotations" style:master-page-name="">
      <style:paragraph-properties style:page-number="auto" style:writing-mode="page"/>
      <style:text-properties fo:font-style="italic" style:font-size-asian="10.5pt"/>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0:58:54.154510761</meta:creation-date>
    <meta:generator>LibreOffice/6.4.4.2$Linux_X86_64 LibreOffice_project/40$Build-2</meta:generator>
    <dc:date>2020-07-23T20:59:22.890568529</dc:date>
    <meta:editing-duration>PT30S</meta:editing-duration>
    <meta:editing-cycles>1</meta:editing-cycles>
    <meta:document-statistic meta:table-count="0" meta:image-count="0" meta:object-count="0" meta:page-count="7" meta:paragraph-count="105" meta:word-count="3575" meta:character-count="20438" meta:non-whitespace-character-count="16968"/>
  </office:meta>
</office:document-meta>
</file>